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843cm" fo:margin-left="-0.228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14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2" style:family="table-row">
      <style:table-row-properties style:min-row-height="5.345cm" style:keep-together="true" fo:keep-together="auto"/>
    </style:style>
    <style:style style:name="P1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" style:family="paragraph" style:parent-style-name="Tabletext">
      <style:text-properties fo:language="pt" fo:country="BR"/>
    </style:style>
    <style:style style:name="P3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4" style:family="paragraph" style:parent-style-name="Tabletext">
      <style:paragraph-properties style:snap-to-layout-grid="false"/>
      <style:text-properties fo:language="pt" fo:country="BR"/>
    </style:style>
    <style:style style:name="P5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6" style:family="paragraph" style:parent-style-name="Footer">
      <style:text-properties fo:language="pt" fo:country="BR"/>
    </style:style>
    <style:style style:name="P7" style:family="paragraph" style:parent-style-name="InfoBlue">
      <style:text-properties fo:language="pt" fo:country="BR"/>
    </style:style>
    <style:style style:name="P8" style:family="paragraph" style:parent-style-name="InfoBlue">
      <style:paragraph-properties fo:margin-top="0cm" fo:margin-bottom="0cm" fo:line-height="100%"/>
      <style:text-properties fo:language="pt" fo:country="BR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fo:language="pt" fo:country="BR" style:text-underline-style="solid" style:text-underline-width="auto" style:text-underline-color="font-color"/>
    </style:style>
    <style:style style:name="P14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 style:font-size-complex="12pt"/>
    </style:style>
    <style:style style:name="P1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8pt" fo:font-weight="bold" style:font-size-asian="18pt" style:font-weight-asian="bold" style:font-name-complex="Arial" style:font-size-complex="18pt" style:font-weight-complex="bold"/>
    </style:style>
    <style:style style:name="P1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18" style:family="paragraph" style:parent-style-name="Standard">
      <style:paragraph-properties fo:margin-left="1.27cm" fo:margin-right="0cm" fo:text-indent="0.026cm" style:auto-text-indent="false">
        <style:tab-stops/>
      </style:paragraph-properties>
    </style:style>
    <style:style style:name="P19" style:family="paragraph" style:parent-style-name="Standard">
      <style:paragraph-properties fo:margin-left="1.27cm" fo:margin-right="0cm" fo:text-indent="0.026cm" style:auto-text-indent="false">
        <style:tab-stops/>
      </style:paragraph-properties>
    </style:style>
    <style:style style:name="P20" style:family="paragraph" style:parent-style-name="Título1">
      <style:paragraph-properties fo:text-align="end" style:justify-single-word="false"/>
      <style:text-properties fo:language="pt" fo:country="BR"/>
    </style:style>
    <style:style style:name="P21" style:family="paragraph" style:parent-style-name="Título1">
      <style:text-properties fo:font-size="14pt" fo:language="pt" fo:country="BR" style:font-size-asian="14pt" style:font-size-complex="14pt"/>
    </style:style>
    <style:style style:name="P22" style:family="paragraph" style:parent-style-name="Título1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23" style:family="paragraph" style:parent-style-name="Título1">
      <style:paragraph-properties fo:break-before="page"/>
      <style:text-properties fo:language="pt" fo:country="BR"/>
    </style:style>
    <style:style style:name="P24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</style:style>
    <style:style style:name="P25" style:family="paragraph" style:parent-style-name="Título1" style:master-page-name="Standard">
      <style:paragraph-properties fo:text-align="end" style:justify-single-word="false" style:page-number="auto"/>
      <style:text-properties fo:language="pt" fo:country="BR"/>
    </style:style>
    <style:style style:name="P26" style:family="paragraph" style:parent-style-name="Título1" style:master-page-name="Converter_20_1">
      <style:paragraph-properties style:page-number="auto"/>
      <style:text-properties fo:language="pt" fo:country="BR"/>
    </style:style>
    <style:style style:name="P27" style:family="paragraph" style:parent-style-name="Heading_20_2">
      <style:text-properties fo:language="pt" fo:country="BR"/>
    </style:style>
    <style:style style:name="P28" style:family="paragraph" style:parent-style-name="Heading_20_1">
      <style:paragraph-properties fo:margin-left="0.635cm" fo:margin-right="0cm" fo:text-indent="-0.635cm" style:auto-text-indent="false"/>
    </style:style>
    <style:style style:name="P29" style:family="paragraph" style:parent-style-name="Heading_20_1">
      <style:paragraph-properties fo:margin-left="0.635cm" fo:margin-right="0cm" fo:text-indent="-0.635cm" style:auto-text-indent="false"/>
      <style:text-properties fo:language="pt" fo:country="BR"/>
    </style:style>
    <style:style style:name="P30" style:family="paragraph" style:parent-style-name="Heading_20_1">
      <style:paragraph-properties fo:margin-left="0.635cm" fo:margin-right="0cm" fo:text-indent="-0.635cm" style:auto-text-indent="false"/>
      <style:text-properties fo:font-size="10pt" fo:language="pt" fo:country="BR" style:font-size-asian="10pt" style:font-size-complex="10pt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font-name-asian="Ari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size="14pt" fo:language="pt" fo:country="BR" style:font-size-asian="14pt" style:font-size-complex="14pt"/>
    </style:style>
    <style:style style:name="T5" style:family="text">
      <style:text-properties fo:color="#ff0000" fo:language="pt" fo:country="BR"/>
    </style:style>
    <style:style style:name="T6" style:family="text"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Help Desk</text:p>
      <text:p text:style-name="P20"><text:title>Documento de Arquitetura de Software</text:title></text:p>
      <text:p text:style-name="P20"/>
      <text:p text:style-name="P22">Versão &lt;1.0&gt;</text:p>
      <text:p text:style-name="P7"/>
      <text:p text:style-name="P7"/>
      <text:p text:style-name="P7">[Observação: O template a seguir é fornecido para uso com o Rational Unified Process (RUP). O texto em azul exibido entre colchetes e em itálico (style=InfoBlue) foi incluído para orientar o autor e deve ser excluído antes da publicação do documento. Um parágrafo digitado após esse estilo será automaticamente definido como normal (style=Body Text).]</text:p>
      <text:p text:style-name="P7">[Para personalizar campos automáticos no Microsoft Word (que exibem um fundo cinza quando selecionados), escolha File&gt;Properties e substitua os campos Title, Subject e Company pelas informações apropriadas para este documento. Depois de fechar a caixa de diálogo, para atualizar os campos automáticos no documento inteiro, selecione Edit&gt;Select All (ou Ctrl-A) e pressione F9 ou simplesmente clique no campo e pressione F9. Isso deve ser feito separadamente para Cabeçalhos e Rodapés. Alt-F9 alterna entre a exibição de nomes de campos e do conteúdo dos campos. Consulte a ajuda do Word para obter mais informações sobre como trabalhar com campos.] </text:p>
      <text:p text:style-name="P21"/>
      <text:p text:style-name="P26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Data</text:p>
          </table:table-cell>
          <table:table-cell table:style-name="Tabela1.A1" office:value-type="string">
            <text:p text:style-name="P3">Versão</text:p>
          </table:table-cell>
          <table:table-cell table:style-name="Tabela1.A1" office:value-type="string">
            <text:p text:style-name="P3">Descrição</text:p>
          </table:table-cell>
          <table:table-cell table:style-name="Tabela1.D1" office:value-type="string">
            <text:p text:style-name="P3">Autor</text:p>
          </table:table-cell>
        </table:table-row>
        <table:table-row table:style-name="Tabela1.2">
          <table:table-cell table:style-name="Tabela1.A1" office:value-type="string">
            <text:p text:style-name="P2">&lt;dd/mmm/aa&gt;</text:p>
          </table:table-cell>
          <table:table-cell table:style-name="Tabela1.A1" office:value-type="string">
            <text:p text:style-name="P2">&lt;x.x&gt;</text:p>
          </table:table-cell>
          <table:table-cell table:style-name="Tabela1.A1" office:value-type="string">
            <text:p text:style-name="P2">&lt;detalhes&gt;</text:p>
          </table:table-cell>
          <table:table-cell table:style-name="Tabela1.D1" office:value-type="string">
            <text:p text:style-name="P2">&lt;nome&gt;</text:p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D1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D1" office:value-type="string">
            <text:p text:style-name="P4"/>
          </table:table-cell>
        </table:table-row>
        <table:table-row table:style-name="Tabela1.1"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D1" office:value-type="string">
            <text:p text:style-name="P4"/>
          </table:table-cell>
        </table:table-row>
      </table:table>
      <text:p text:style-name="Standard"/>
      <text:p text:style-name="P23">Índice Analítico</text:p>
      <text:section text:style-name="Sect2" text:name="Seção1">
        <text:table-of-content text:style-name="Sect1" text:name="Sumário1">
          <text:table-of-content-source text:outline-level="9" text:use-index-marks="false">
            <text:index-title-template text:style-name="Contents_20_Heading"/>
            <text:table-of-content-entry-template text:outline-level="1" text:style-name="Contents_20_1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tab-stop style:type="left" style:position="16.51cm" style:leader-char=" " style:with-tab="false"/>
            </text:table-of-content-entry-template>
            <text:table-of-content-entry-template text:outline-level="2" text:style-name="Contents_20_2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tab-stop style:type="left" style:position="16.51cm" style:leader-char=" " style:with-tab="false"/>
            </text:table-of-content-entry-template>
            <text:table-of-content-entry-template text:outline-level="3" text:style-name="Contents_20_3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  <text:index-entry-tab-stop style:type="left" style:position="2.54cm" style:leader-char=" " style:with-tab="false"/>
              <text:index-entry-tab-stop style:type="left" style:position="16.51cm" style:leader-char=" " style:with-tab="false"/>
            </text:table-of-content-entry-template>
            <text:table-of-content-entry-template text:outline-level="4" text:style-name="Contents_20_4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span> </text:index-entry-span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2.508cm" style:leader-char="." style:with-tab="false"/>
            </text:table-of-content-entry-template>
          </text:table-of-content-source>
          <text:index-body>
            <text:p text:style-name="P1">1. Introdução<text:tab/>4</text:p>
            <text:p text:style-name="P5">1.1 Finalidade<text:tab/>4</text:p>
            <text:p text:style-name="P5">1.2 Escopo<text:tab/>4</text:p>
            <text:p text:style-name="P5">1.3 Definições, Acrônimos e Abreviações<text:tab/>4</text:p>
            <text:p text:style-name="P5">1.4 Referências<text:tab/>4</text:p>
            <text:p text:style-name="P5">1.5 Visão Geral<text:tab/>4</text:p>
            <text:p text:style-name="P1">2. Representação Arquitetural <text:tab/>4</text:p>
            <text:p text:style-name="P1">3. Metas e Restrições da Arquitetura <text:tab/>5</text:p>
            <text:p text:style-name="P1">4. Visão de Casos de Uso <text:tab/>5</text:p>
            <text:p text:style-name="P5">4.1 Realizações de Casos de Uso<text:tab/>5</text:p>
            <text:p text:style-name="P1">5. Visão Lógica <text:tab/>5</text:p>
            <text:p text:style-name="P5">5.1 Visão Geral<text:tab/>5</text:p>
            <text:p text:style-name="P5">5.2 Pacotes de Design Significativos do Ponto de Vista da Arquitetura<text:tab/>5</text:p>
            <text:p text:style-name="P1">6. Visão de Processos <text:tab/>5</text:p>
            <text:p text:style-name="P1">7. Visão de Implantação <text:tab/>5</text:p>
            <text:p text:style-name="P1">8. Visão da Implementação <text:tab/>5</text:p>
            <text:p text:style-name="P5">8.1 Visão Geral<text:tab/>6</text:p>
            <text:p text:style-name="P5">8.2 Camadas<text:tab/>6</text:p>
            <text:p text:style-name="P1">9. Visão de Dados (opcional)<text:tab/>6</text:p>
          </text:index-body>
        </text:table-of-content>
        <text:p text:style-name="Contents_20_1"/>
        <text:p text:style-name="P24"><text:span text:style-name="T1"><text:title>Documento de Arquitetura de Software</text:title></text:span><text:span text:style-name="T2"> </text:span></text:p>
        <text:h text:style-name="P28" text:outline-level="1"><text:bookmark text:name="__RefHeading__1_209864042"/><text:bookmark text:name="__RefHeading__22_185266304"/><text:span text:style-name="T1">Introdução</text:span></text:h>
        <text:p text:style-name="P18"><text:span text:style-name="T1"><text:tab/>Neste documento será apresentado toda a arquitetura do projeto help desk para sua implemen-tação com o objetivo da minimatização dos riscos relacionados ao projeto.</text:span></text:p>
        <text:p text:style-name="P18"><text:span text:style-name="T1"><text:tab/>Visando descrever da melhor forma o projeto, este documento apresentará sua finalidade, mos-trando de forma bastante abrangente da arquetetura propriamente dita, o escopo do projeto, descrevendo até onde o projeto irá solucionar o problema e o ambiente de atuação do mesmo, motrá também os significados de termos técnicos ultilizados neste documento, assim como suas abrevições e respectivas referências.</text:span></text:p>
        <text:p text:style-name="P18"><text:span text:style-name="T1"><text:tab/>Dado essa visão geral da arquitetura, a parte de casos de uso, diagramas UML será também mos-tradas de forma específica, ou seja, a arquitetura específica do projeto será mostrada e descrevida.</text:span></text:p>
        <text:p text:style-name="P18"><text:span text:style-name="T1"/></text:p>
        <text:p text:style-name="InfoBlue"><text:span text:style-name="T1">[A introdução do </text:span><text:span text:style-name="T3">Documento de Arquitetura de Software</text:span><text:span text:style-name="T1"> fornece uma visão geral do documento inteiro. Ela inclui a finalidade, o escopo, as definições, os acrônimos, as abreviações, as referências e a visão geral do </text:span><text:span text:style-name="T3">Documento de Arquitetura de Software</text:span><text:span text:style-name="T1">.]</text:span></text:p>
        <text:h text:style-name="P27" text:outline-level="2"><text:bookmark text:name="__RefHeading__3_209864042"/><text:bookmark text:name="__RefHeading__24_185266304"/>Finalidade</text:h>
        <text:p text:style-name="P9"/>
        <text:p text:style-name="P11"><text:span text:style-name="T5">Este documento fornece uma descrição geral sobre a arquitetura do software Help Desk, onde as principais decisões acordadas pelo grupo de desenvolvimento do software sobre a arquitetura, estão contidas nesse documento. Este documento se destina a equipe de desenvolvimento do software, que através dele poderá se orientar em como proceder durante a fase de arquitetura do projeto, tendo assim um maior entendimento e maiores chances de alcançar os resultados previstos para o projeto.</text:span></text:p>
        <text:p text:style-name="P13"/>
        <text:p text:style-name="P12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  <text:p text:style-name="P12"/>
        <text:p text:style-name="InfoBlue"><text:span text:style-name="T1">[Esta seção define o papel ou finalidade do </text:span><text:span text:style-name="T3">Documento de Arquitetura de Software</text:span><text:span text:style-name="T1">, na documentação do projeto como um todo, e descreve rapidamente a estrutura do documento. O público-alvo específico do documento é identificado, com uma indicação de como ele espera usar o documento.]</text:span></text:p>
        <text:h text:style-name="P27" text:outline-level="2"><text:bookmark text:name="__RefHeading__5_209864042"/><text:bookmark text:name="__RefHeading__26_185266304"/>Escopo</text:h>
        <text:p text:style-name="Standard"><text:span text:style-name="T1"/></text:p>
        <text:p text:style-name="Standard"><text:span text:style-name="T1"><text:tab/><text:tab/></text:span></text:p>
        <text:p text:style-name="P11"><text:span text:style-name="T1"><text:tab/>O escopo do projeto "help desk" se limitará aos alunos, estudantes e professores da Universidade de Brasília - Faculdade do gama, a fim de proporcionar uma minimização de riscos se feito para outras universidade mais abrangentes do que a UnB Gama.</text:span></text:p>
        <text:p text:style-name="P11"><text:span text:style-name="T1"><text:tab/>Por meio de diagramas de caso de uso e de classes, a arquitetura do projeto ficará mais claro</text:span></text:p>
        <text:p text:style-name="P11"><text:span text:style-name="T1">tanto em entendimento quanto em sua execução</text:span></text:p>
        <text:p text:style-name="P9"/>
        <text:p text:style-name="P11"><text:span text:style-name="T5">Este documento visa fornecer diretrizes para a construção de uma arquitetura o mais sólida e robusta possível, o que será útil para a fase de construção do projeto, pois permitirá a construção do software de forma planejada e estável, minimizando os possíveis riscos que podem ser encontrados durante esta fase.</text:span></text:p>
        <text:p text:style-name="P9"/>
        <text:p text:style-name="P7"><text:s/>[Uma breve descrição da utilidade do Documento de Arquitetura de Software, do que é afetado por esse documento ou influenciado por ele.]</text:p>
        <text:h text:style-name="P27" text:outline-level="2"><text:bookmark text:name="__RefHeading__7_209864042"/><text:bookmark text:name="__RefHeading__28_185266304"/>Definições, Acrônimos e Abreviações</text:h>
        <text:p text:style-name="InfoBlue"><text:span text:style-name="T1">[Esta subseção contém as definições de todos os termos, acrônimos e abreviações necessários para interpretar corretamente o </text:span><text:span text:style-name="T3">Documento de Arquitetura de Software</text:span><text:span text:style-name="T1">.  Essas informações podem ser fornecidas fazendo referências ao Glossário do projeto.]</text:span></text:p>
        <text:h text:style-name="P27" text:outline-level="2"><text:bookmark text:name="__RefHeading__9_209864042"/><text:bookmark text:name="__RefHeading__30_185266304"/><text:soft-page-break/>Referências</text:h>
        <text:p text:style-name="InfoBlue"><text:span text:style-name="T1">[Esta subseção fornece uma lista completa dos documentos mencionados em outra parte do </text:span><text:span text:style-name="T3">Documento de Arquitetura de Software</text:span><text:span text:style-name="T1">. Identifique cada documento por título, número do relatório (se aplicável), data e organização de publicação. Especifique as fontes a partir das quais as referências podem ser obtidas. Essas informações podem ser fornecidas por um anexo ou outro documento.]</text:span></text:p>
        <text:h text:style-name="P27" text:outline-level="2"><text:bookmark text:name="__RefHeading__11_209864042"/><text:bookmark text:name="__RefHeading__32_185266304"/>Visão Geral</text:h>
        <text:p text:style-name="InfoBlue"><text:span text:style-name="T1">[Esta subseção descreve o que o restante do </text:span><text:span text:style-name="T3">Documento de Arquitetura de Software</text:span><text:span text:style-name="T1"> contém e explica como o documento está organizado.]</text:span></text:p>
        <text:h text:style-name="P30" text:outline-level="1"><text:bookmark text:name="__RefHeading__13_209864042"/><text:bookmark text:name="__RefHeading__34_185266304"/>Representação Arquitetural </text:h>
        <text:p text:style-name="InfoBlue"><text:span text:style-name="T1">[Esta seção descreve qual é a arquitetura de software do sistema atual e como ela é representada. Da </text:span><text:span text:style-name="T3">Visão de Casos de Uso</text:span><text:span text:style-name="T1">, </text:span><text:span text:style-name="T3">Visão</text:span><text:span text:style-name="T1"> </text:span><text:span text:style-name="T3">Lógica</text:span><text:span text:style-name="T1">, </text:span><text:span text:style-name="T3">Visão de Processos</text:span><text:span text:style-name="T1">, </text:span><text:span text:style-name="T3">Visão de</text:span><text:span text:style-name="T1"> </text:span><text:span text:style-name="T3">Implantação</text:span><text:span text:style-name="T1"> e </text:span><text:span text:style-name="T3">Visão de</text:span><text:span text:style-name="T1"> </text:span><text:span text:style-name="T3">Implementação</text:span><text:span text:style-name="T1">, enumera as visões necessárias e, para cada visão, explica quais tipos de elementos de modelo ela contém.]</text:span></text:p>
        <text:h text:style-name="P29" text:outline-level="1"><text:bookmark text:name="__RefHeading__15_209864042"/><text:bookmark text:name="__RefHeading__36_185266304"/>Metas e Restrições da Arquitetura </text:h>
        <text:p text:style-name="P7">[Esta seção descreve os requisitos e objetivos do software que têm algum impacto sobre a arquitetura; por exemplo, segurança, garantia, privacidade, uso de um produto desenvolvido internamente e pronto para ser usado, portabilidade, distribuição e reutilização. Ela também captura as restrições especiais que podem ser aplicáveis: estratégia de design e implementação, ferramentas de desenvolvimento, estrutura das equipes, cronograma, código-fonte legado e assim por diante.]</text:p>
        <text:h text:style-name="P29" text:outline-level="1"><text:bookmark text:name="__RefHeading__17_209864042"/><text:bookmark text:name="__RefHeading__38_185266304"/>Visão de Casos de Uso </text:h>
        <text:p text:style-name="P8">[Esta seção lista casos de uso ou cenários do modelo de casos de uso quando eles representam funcionalidade central e significativa do sistema final ou, quando têm uma grande cobertura arquitetural — eles experimentam muitos elementos arquiteturais ou quando enfatizam ou ilustram um ponto complexo e específico da arquitetura.]</text:p>
        <text:h text:style-name="P27" text:outline-level="2"><text:bookmark text:name="__RefHeading__19_209864042"/><text:bookmark text:name="__RefHeading__40_185266304"/>Realizações de Casos de Uso</text:h>
        <text:p text:style-name="P7">[Esta seção ilustra o funcionamento do software, apresentando algumas realizações (ou cenários) de casos de uso selecionadas e explica como os diversos elementos do modelo de design contribuem para a respectiva funcionalidade.]</text:p>
        <text:p text:style-name="P9"/>
        <text:h text:style-name="P29" text:outline-level="1"><text:bookmark text:name="__RefHeading__21_209864042"/><text:bookmark text:name="__RefHeading__42_185266304"/>Visão Lógica </text:h>
        <text:p text:style-name="P7">[Esta seção descreve as partes significativas do ponto de vista da arquitetura do modelo de design, como sua divisão em subsistemas e pacotes. Além disso, para cada pacote significativo, ela mostra sua divisão em classes e utilitários de classe. Apresente as classes significativas do ponto de vista da arquitetura e descreva suas responsabilidades, bem como alguns relacionamentos, operações e atributos de grande importância.]</text:p>
        <text:h text:style-name="P27" text:outline-level="2"><text:bookmark text:name="__RefHeading__23_209864042"/><text:bookmark text:name="__RefHeading__44_185266304"/>Visão Geral</text:h>
        <text:p text:style-name="P7">[Esta subseção descreve toda a decomposição do modelo de design em termos de camadas e de hierarquia de pacotes.]</text:p>
        <text:h text:style-name="P27" text:outline-level="2"><text:bookmark text:name="__RefHeading__25_209864042"/><text:bookmark text:name="__RefHeading__46_185266304"/>Pacotes de Design Significativos do Ponto de Vista da Arquitetura</text:h>
        <text:p text:style-name="P7">[Para cada pacote significativo, inclua uma subseção com o respectivo nome, uma breve descrição e um diagrama com todos os pacotes e classes significativos nele contidos. </text:p>
        <text:p text:style-name="P7">Para cada classe significativa no pacote, inclua o respectivo nome, uma breve descrição e, opcionalmente, uma descrição de algumas das suas principais responsabilidades, operações e atributos.]</text:p>
        <text:h text:style-name="P29" text:outline-level="1"><text:bookmark text:name="__RefHeading__27_209864042"/><text:bookmark text:name="__RefHeading__48_185266304"/><text:soft-page-break/>Visão de Processos </text:h>
        <text:p text:style-name="P7">[Esta seção descreve a decomposição do sistema em processos leves (threads simples de controle) e processos pesados (agrupamentos de processos leves). Organize a seção em grupos de processos que se comunicam ou interagem. Descreva os modos principais de comunicação entre processos, como transmissão de mensagens e interrupções.]</text:p>
        <text:h text:style-name="P29" text:outline-level="1"><text:bookmark text:name="__RefHeading__29_209864042"/><text:bookmark text:name="__RefHeading__50_185266304"/>Visão de Implantação </text:h>
        <text:p text:style-name="InfoBlue"><text:span text:style-name="T1">[Esta seção descreve uma ou mais configurações da rede física (hardware) na qual o software é implantado e executado. Ela é uma visão do Modelo de Implantação. No mínimo, para cada configuração, ela deve indicar os nós físicos (computadores, CPUs) que executam o software e suas interconexões (barramento, LAN, ponto a ponto, etc.) É incluído também um mapeamento dos processos da </text:span><text:span text:style-name="T3">Visão de Processos</text:span><text:span text:style-name="T1"> nos nós físicos.]</text:span></text:p>
        <text:h text:style-name="P29" text:outline-level="1"><text:bookmark text:name="__RefHeading__31_209864042"/><text:bookmark text:name="__RefHeading__52_185266304"/>Visão da Implementação </text:h>
        <text:p text:style-name="P7">[Esta seção descreve a estrutura geral do modelo de implementação, a divisão do software em camadas e os subsistemas no modelo de implementação e todos os componentes significativos do ponto de vista da arquitetura.]</text:p>
        <text:h text:style-name="P27" text:outline-level="2"><text:bookmark text:name="__RefHeading__33_209864042"/><text:bookmark text:name="__RefHeading__54_185266304"/>Visão Geral</text:h>
        <text:p text:style-name="P7">[Esta subseção nomeia e define as diversas camadas e o seu conteúdo, as regras que determinam a inclusão em uma camada específica e as fronteiras entre as camadas. Inclua um diagrama de componentes que mostre os relacionamentos entre as camadas. ]</text:p>
        <text:h text:style-name="P27" text:outline-level="2"><text:bookmark text:name="__RefHeading__35_209864042"/><text:bookmark text:name="__RefHeading__56_185266304"/>Camadas</text:h>
        <text:p text:style-name="P7">[Para cada camada, inclua uma subseção com o respectivo nome, uma lista dos subsistemas localizados na camada e um diagrama de componentes.]</text:p>
        <text:p text:style-name="P9"/>
        <text:h text:style-name="P30" text:outline-level="1"><text:bookmark text:name="__RefHeading__37_209864042"/><text:bookmark text:name="__RefHeading__58_185266304"/>Visão de Dados (opcional)</text:h>
        <text:p text:style-name="P7">[Uma descrição da perspectiva de armazenamento de dados persistentes do sistema. Esta seção será opcional se os dados persistentes forem poucos ou inexistentes ou se a conversão entre o Modelo de Design e o Modelo de Dados for trivial.]</text:p>
        <text:h text:style-name="P29" text:outline-level="1" text:is-list-header="true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text-autospace="none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5.08cm" fo:margin-right="0cm" fo:margin-top="0.423cm" fo:margin-bottom="0.106cm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5.08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ítulo1" style:family="paragraph" style:parent-style-name="Standard" style:next-style-name="Standard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aragraph2" style:family="paragraph" style:parent-style-name="Standard">
      <style:paragraph-properties fo:margin="100%"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 style:font-size-complex="18pt" style:font-style-complex="italic"/>
    </style:style>
    <style:style style:name="Normal_20_Indent" style:display-name="Normal Indent" style:family="paragraph" style:parent-style-name="Standard">
      <style:paragraph-properties fo:margin="100%"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Num2">
      <style:paragraph-properties fo:margin="100%" fo:margin-left="1.27cm" fo:margin-right="0cm" fo:text-indent="-0.762cm" style:auto-text-indent="false"/>
    </style:style>
    <style:style style:name="Bullet2" style:family="paragraph" style:parent-style-name="Standard" style:list-style-name="WW8Num3">
      <style:paragraph-properties fo:margin="100%"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</style:style>
    <style:style style:name="Footnote" style:family="paragraph" style:parent-style-name="Standard" style:class="extra">
      <style:paragraph-properties fo:margin="100%"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="100%"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="100%"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</style:style>
    <style:style style:name="Bullet" style:family="paragraph" style:parent-style-name="Standard">
      <style:paragraph-properties fo:margin="100%"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="100%" fo:margin-left="1.27cm" fo:margin-right="0cm" fo:margin-top="0cm" fo:margin-bottom="0.212cm" fo:text-indent="0cm" style:auto-text-indent="false"/>
      <style:text-properties fo:color="#0000ff" fo:font-style="italic" style:font-style-asian="italic" style:font-style-complex="italic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a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w4winNone" style:family="text" style:parent-style-name="Default_20_Paragraph_20_Font"/>
    <style:style style:name="tw4winExternal" style:family="text">
      <style:text-properties fo:color="#808080" style:font-name="Courier New" fo:language="none" fo:country="none" style:language-asian="none" style:country-asian="none" style:font-name-complex="Courier New"/>
    </style:style>
    <style:style style:name="tw4winInternal" style:family="text">
      <style:text-properties fo:color="#ff0000" style:font-name="Courier New" fo:language="none" fo:country="none" style:language-asian="none" style:country-asian="none" style:font-name-complex="Courier New"/>
    </style:style>
    <style:style style:name="tw4winMark" style:family="text">
      <style:text-properties fo:color="#800080" style:text-position="sub 58%" style:font-name="Courier New" fo:font-size="12pt" style:font-size-asian="12pt" style:font-name-complex="Courier New" style:font-size-complex="12pt" text:display="none"/>
    </style:style>
    <style:style style:name="tw4winError" style:family="text">
      <style:text-properties fo:color="#00ff00" style:font-name="Courier New" fo:font-size="20pt" style:font-size-asian="20pt" style:font-name-complex="Courier New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language="none" fo:country="none" style:language-asian="none" style:country-asian="none" style:font-name-complex="Courier New"/>
    </style:style>
    <style:style style:name="tw4winJump" style:family="text">
      <style:text-properties fo:color="#008080" style:font-name="Courier New" fo:language="none" fo:country="none" style:language-asian="none" style:country-asian="none" style:font-name-complex="Courier New"/>
    </style:style>
    <style:style style:name="DO_5f_NOT_5f_TRANSLATE" style:display-name="DO_NOT_TRANSLATE" style:family="text">
      <style:text-properties fo:color="#800000" style:font-name="Courier New" fo:language="none" fo:country="none" style:language-asian="none" style:country-asian="none" style:font-name-complex="Courier New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←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8pt" fo:font-weight="bold" style:font-size-asian="18pt" style:font-weight-asian="bold" style:font-name-complex="Arial" style:font-size-complex="18pt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1.369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>&lt;Nome da Empresa&gt;</text:user-defined></text:p>
        <text:p text:style-name="MP4"/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Arquitetura de Software</dc:title>
    <dc:subject>&lt;Nome do Projeto&gt;</dc:subject>
    <meta:initial-creator>Marlene</meta:initial-creator>
    <meta:creation-date>2012-12-09T12:04:00</meta:creation-date>
    <dc:date>2012-12-11T19:44:12.93</dc:date>
    <meta:editing-cycles>3</meta:editing-cycles>
    <meta:editing-duration>PT16M47S</meta:editing-duration>
    <meta:document-statistic meta:table-count="2" meta:image-count="0" meta:object-count="0" meta:page-count="6" meta:paragraph-count="89" meta:word-count="1501" meta:character-count="9733"/>
    <meta:generator>OpenOffice.org/3.4.1$Win32 OpenOffice.org_project/341m1$Build-9593</meta:generator>
    <meta:user-defined meta:name="Company Name">Objectives</meta:user-defined>
  </office:meta>
</office:document-meta>
</file>